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weichungen – WOR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rchlauf</text:p>
          </table:table-cell>
          <table:table-cell office:value-type="string" calcext:value-type="string">
            <text:p>Traj-An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0214630688357" calcext:value-type="float">
            <text:p>-1,0214630688357</text:p>
          </table:table-cell>
          <table:table-cell office:value-type="float" office:value="1.78637194084897" calcext:value-type="float">
            <text:p>1,78637194084897</text:p>
          </table:table-cell>
          <table:table-cell office:value-type="float" office:value="0.830842729878663" calcext:value-type="float">
            <text:p>0,83084272987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.24976153460012" calcext:value-type="float">
            <text:p>-1,24976153460012</text:p>
          </table:table-cell>
          <table:table-cell office:value-type="float" office:value="2.39861554297255" calcext:value-type="float">
            <text:p>2,39861554297255</text:p>
          </table:table-cell>
          <table:table-cell office:value-type="float" office:value="0.650622212968713" calcext:value-type="float">
            <text:p>0,650622212968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0.366395469400713" calcext:value-type="float">
            <text:p>-0,366395469400713</text:p>
          </table:table-cell>
          <table:table-cell office:value-type="float" office:value="3.49737663068157" calcext:value-type="float">
            <text:p>3,49737663068157</text:p>
          </table:table-cell>
          <table:table-cell office:value-type="float" office:value="2.45935780911204" calcext:value-type="float">
            <text:p>2,4593578091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593387077391261" calcext:value-type="float">
            <text:p>-0,593387077391261</text:p>
          </table:table-cell>
          <table:table-cell office:value-type="float" office:value="4.30910497992656" calcext:value-type="float">
            <text:p>4,30910497992656</text:p>
          </table:table-cell>
          <table:table-cell office:value-type="float" office:value="1.97047242224169" calcext:value-type="float">
            <text:p>1,97047242224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0.928284452833682" calcext:value-type="float">
            <text:p>-0,928284452833682</text:p>
          </table:table-cell>
          <table:table-cell office:value-type="float" office:value="3.67693138063581" calcext:value-type="float">
            <text:p>3,67693138063581</text:p>
          </table:table-cell>
          <table:table-cell office:value-type="float" office:value="1.88216352793115" calcext:value-type="float">
            <text:p>1,88216352793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2089491486897" calcext:value-type="float">
            <text:p>-1,2089491486897</text:p>
          </table:table-cell>
          <table:table-cell office:value-type="float" office:value="4.28373660638727" calcext:value-type="float">
            <text:p>4,28373660638727</text:p>
          </table:table-cell>
          <table:table-cell office:value-type="float" office:value="1.6411403938722" calcext:value-type="float">
            <text:p>1,6411403938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62134987166043" calcext:value-type="float">
            <text:p>0,462134987166043</text:p>
          </table:table-cell>
          <table:table-cell office:value-type="float" office:value="4.51628763221832" calcext:value-type="float">
            <text:p>4,51628763221832</text:p>
          </table:table-cell>
          <table:table-cell office:value-type="float" office:value="3.58535062314269" calcext:value-type="float">
            <text:p>3,5853506231426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0754831306745" calcext:value-type="float">
            <text:p>0,260754831306745</text:p>
          </table:table-cell>
          <table:table-cell office:value-type="float" office:value="5.27819272152744" calcext:value-type="float">
            <text:p>5,27819272152744</text:p>
          </table:table-cell>
          <table:table-cell office:value-type="float" office:value="3.32555360408741" calcext:value-type="float">
            <text:p>3,32555360408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0.207370019428586" calcext:value-type="float">
            <text:p>-0,207370019428586</text:p>
          </table:table-cell>
          <table:table-cell office:value-type="float" office:value="3.45317513486587" calcext:value-type="float">
            <text:p>3,45317513486587</text:p>
          </table:table-cell>
          <table:table-cell office:value-type="float" office:value="3.43182852472638" calcext:value-type="float">
            <text:p>3,4318285247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0.372239360075795" calcext:value-type="float">
            <text:p>-0,372239360075795</text:p>
          </table:table-cell>
          <table:table-cell office:value-type="float" office:value="4.22831374490996" calcext:value-type="float">
            <text:p>4,22831374490996</text:p>
          </table:table-cell>
          <table:table-cell office:value-type="float" office:value="3.07343641027388" calcext:value-type="float">
            <text:p>3,07343641027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62139584483066" calcext:value-type="float">
            <text:p>0,262139584483066</text:p>
          </table:table-cell>
          <table:table-cell office:value-type="float" office:value="2.29011675101719" calcext:value-type="float">
            <text:p>2,29011675101719</text:p>
          </table:table-cell>
          <table:table-cell office:value-type="float" office:value="3.2103826849116" calcext:value-type="float">
            <text:p>3,210382684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942589893644528" calcext:value-type="float">
            <text:p>0,094258989364453</text:p>
          </table:table-cell>
          <table:table-cell office:value-type="float" office:value="2.98838634403183" calcext:value-type="float">
            <text:p>2,98838634403183</text:p>
          </table:table-cell>
          <table:table-cell office:value-type="float" office:value="2.86126372513815" calcext:value-type="float">
            <text:p>2,86126372513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487496971679518" calcext:value-type="float">
            <text:p>-0,487496971679518</text:p>
          </table:table-cell>
          <table:table-cell office:value-type="float" office:value="4.20941708837947" calcext:value-type="float">
            <text:p>4,20941708837947</text:p>
          </table:table-cell>
          <table:table-cell office:value-type="float" office:value="3.57613452574091" calcext:value-type="float">
            <text:p>3,5761345257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519949707084394" calcext:value-type="float">
            <text:p>-0,519949707084394</text:p>
          </table:table-cell>
          <table:table-cell office:value-type="float" office:value="4.75934139778364" calcext:value-type="float">
            <text:p>4,75934139778364</text:p>
          </table:table-cell>
          <table:table-cell office:value-type="float" office:value="3.12668319784826" calcext:value-type="float">
            <text:p>3,12668319784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27979654629392" calcext:value-type="float">
            <text:p>0,006279796546294</text:p>
          </table:table-cell>
          <table:table-cell office:value-type="float" office:value="2.76047005579075" calcext:value-type="float">
            <text:p>2,76047005579075</text:p>
          </table:table-cell>
          <table:table-cell office:value-type="float" office:value="2.94185691814204" calcext:value-type="float">
            <text:p>2,9418569181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26739948876457" calcext:value-type="float">
            <text:p>-0,226739948876457</text:p>
          </table:table-cell>
          <table:table-cell office:value-type="float" office:value="3.60112698821767" calcext:value-type="float">
            <text:p>3,60112698821767</text:p>
          </table:table-cell>
          <table:table-cell office:value-type="float" office:value="2.72690023641683" calcext:value-type="float">
            <text:p>2,72690023641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809223292707315" calcext:value-type="float">
            <text:p>-0,809223292707315</text:p>
          </table:table-cell>
          <table:table-cell office:value-type="float" office:value="5.24737908080682" calcext:value-type="float">
            <text:p>5,24737908080682</text:p>
          </table:table-cell>
          <table:table-cell office:value-type="float" office:value="2.24027266916458" calcext:value-type="float">
            <text:p>2,24027266916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.10539212615175" calcext:value-type="float">
            <text:p>-1,10539212615175</text:p>
          </table:table-cell>
          <table:table-cell office:value-type="float" office:value="6.23533771811785" calcext:value-type="float">
            <text:p>6,23533771811785</text:p>
          </table:table-cell>
          <table:table-cell office:value-type="float" office:value="2.23276676391403" calcext:value-type="float">
            <text:p>2,23276676391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.07373070014897" calcext:value-type="float">
            <text:p>-2,07373070014897</text:p>
          </table:table-cell>
          <table:table-cell office:value-type="float" office:value="5.59993213348503" calcext:value-type="float">
            <text:p>5,59993213348503</text:p>
          </table:table-cell>
          <table:table-cell office:value-type="float" office:value="1.42455930313858" calcext:value-type="float">
            <text:p>1,42455930313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.20811622658626" calcext:value-type="float">
            <text:p>-2,20811622658626</text:p>
          </table:table-cell>
          <table:table-cell office:value-type="float" office:value="6.21505946934097" calcext:value-type="float">
            <text:p>6,21505946934097</text:p>
          </table:table-cell>
          <table:table-cell office:value-type="float" office:value="1.13963768376885" calcext:value-type="float">
            <text:p>1,13963768376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247066715119668" calcext:value-type="float">
            <text:p>0,247066715119668</text:p>
          </table:table-cell>
          <table:table-cell office:value-type="float" office:value="4.41017999002851" calcext:value-type="float">
            <text:p>4,41017999002851</text:p>
          </table:table-cell>
          <table:table-cell office:value-type="float" office:value="3.45127439572004" calcext:value-type="float">
            <text:p>3,4512743957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128810332927298" calcext:value-type="float">
            <text:p>0,128810332927298</text:p>
          </table:table-cell>
          <table:table-cell office:value-type="float" office:value="5.11655536488825" calcext:value-type="float">
            <text:p>5,11655536488825</text:p>
          </table:table-cell>
          <table:table-cell office:value-type="float" office:value="3.25880560267157" calcext:value-type="float">
            <text:p>3,25880560267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49253176024892" calcext:value-type="float">
            <text:p>1,49253176024892</text:p>
          </table:table-cell>
          <table:table-cell office:value-type="float" office:value="3.35005133115812" calcext:value-type="float">
            <text:p>3,35005133115812</text:p>
          </table:table-cell>
          <table:table-cell office:value-type="float" office:value="4.63483869474141" calcext:value-type="float">
            <text:p>4,63483869474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36790007907746" calcext:value-type="float">
            <text:p>1,36790007907746</text:p>
          </table:table-cell>
          <table:table-cell office:value-type="float" office:value="4.03814365520018" calcext:value-type="float">
            <text:p>4,03814365520018</text:p>
          </table:table-cell>
          <table:table-cell office:value-type="float" office:value="4.32970336718748" calcext:value-type="float">
            <text:p>4,32970336718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0.032469157218672" calcext:value-type="float">
            <text:p>-0,032469157218672</text:p>
          </table:table-cell>
          <table:table-cell office:value-type="float" office:value="3.35361330769039" calcext:value-type="float">
            <text:p>3,35361330769039</text:p>
          </table:table-cell>
          <table:table-cell office:value-type="float" office:value="3.16430594494899" calcext:value-type="float">
            <text:p>3,1643059449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138685597466455" calcext:value-type="float">
            <text:p>-0,138685597466455</text:p>
          </table:table-cell>
          <table:table-cell office:value-type="float" office:value="3.93289763115833" calcext:value-type="float">
            <text:p>3,93289763115833</text:p>
          </table:table-cell>
          <table:table-cell office:value-type="float" office:value="2.95271605626283" calcext:value-type="float">
            <text:p>2,95271605626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352695344490945" calcext:value-type="float">
            <text:p>0,352695344490945</text:p>
          </table:table-cell>
          <table:table-cell office:value-type="float" office:value="4.64850366033419" calcext:value-type="float">
            <text:p>4,64850366033419</text:p>
          </table:table-cell>
          <table:table-cell office:value-type="float" office:value="3.43958021437545" calcext:value-type="float">
            <text:p>3,43958021437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19045158899246" calcext:value-type="float">
            <text:p>0,19045158899246</text:p>
          </table:table-cell>
          <table:table-cell office:value-type="float" office:value="5.35322847883012" calcext:value-type="float">
            <text:p>5,35322847883012</text:p>
          </table:table-cell>
          <table:table-cell office:value-type="float" office:value="3.10345137735318" calcext:value-type="float">
            <text:p>3,10345137735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0.676476096455613" calcext:value-type="float">
            <text:p>-0,676476096455613</text:p>
          </table:table-cell>
          <table:table-cell office:value-type="float" office:value="3.98456761306636" calcext:value-type="float">
            <text:p>3,98456761306636</text:p>
          </table:table-cell>
          <table:table-cell office:value-type="float" office:value="2.9720902604171" calcext:value-type="float">
            <text:p>2,9720902604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0.819652323342804" calcext:value-type="float">
            <text:p>-0,819652323342804</text:p>
          </table:table-cell>
          <table:table-cell office:value-type="float" office:value="4.77180407033325" calcext:value-type="float">
            <text:p>4,77180407033325</text:p>
          </table:table-cell>
          <table:table-cell office:value-type="float" office:value="2.69111393817966" calcext:value-type="float">
            <text:p>2,6911139381796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raj-Ansa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0214630688357" calcext:value-type="float">
            <text:p>-1,021463069</text:p>
          </table:table-cell>
          <table:table-cell table:style-name="ce2" office:value-type="float" office:value="1.78637194084897" calcext:value-type="float">
            <text:p>1,786371941</text:p>
          </table:table-cell>
          <table:table-cell table:style-name="ce2" office:value-type="float" office:value="0.830842729878663" calcext:value-type="float">
            <text:p>0,830842730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0.366395469400713" calcext:value-type="float">
            <text:p>-0,366395469</text:p>
          </table:table-cell>
          <table:table-cell table:style-name="ce2" office:value-type="float" office:value="3.49737663068157" calcext:value-type="float">
            <text:p>3,497376631</text:p>
          </table:table-cell>
          <table:table-cell table:style-name="ce2" office:value-type="float" office:value="2.45935780911204" calcext:value-type="float">
            <text:p>2,45935780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0.928284452833682" calcext:value-type="float">
            <text:p>-0,928284453</text:p>
          </table:table-cell>
          <table:table-cell table:style-name="ce2" office:value-type="float" office:value="3.67693138063581" calcext:value-type="float">
            <text:p>3,676931381</text:p>
          </table:table-cell>
          <table:table-cell table:style-name="ce2" office:value-type="float" office:value="1.88216352793115" calcext:value-type="float">
            <text:p>1,88216352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62134987166043" calcext:value-type="float">
            <text:p>0,462134987</text:p>
          </table:table-cell>
          <table:table-cell table:style-name="ce2" office:value-type="float" office:value="4.51628763221832" calcext:value-type="float">
            <text:p>4,516287632</text:p>
          </table:table-cell>
          <table:table-cell table:style-name="ce2" office:value-type="float" office:value="3.58535062314269" calcext:value-type="float">
            <text:p>3,58535062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0.207370019428586" calcext:value-type="float">
            <text:p>-0,207370019</text:p>
          </table:table-cell>
          <table:table-cell table:style-name="ce2" office:value-type="float" office:value="3.45317513486587" calcext:value-type="float">
            <text:p>3,453175135</text:p>
          </table:table-cell>
          <table:table-cell table:style-name="ce2" office:value-type="float" office:value="3.43182852472638" calcext:value-type="float">
            <text:p>3,43182852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262139584483066" calcext:value-type="float">
            <text:p>0,262139584</text:p>
          </table:table-cell>
          <table:table-cell table:style-name="ce2" office:value-type="float" office:value="2.29011675101719" calcext:value-type="float">
            <text:p>2,290116751</text:p>
          </table:table-cell>
          <table:table-cell table:style-name="ce2" office:value-type="float" office:value="3.2103826849116" calcext:value-type="float">
            <text:p>3,21038268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0.487496971679518" calcext:value-type="float">
            <text:p>-0,487496972</text:p>
          </table:table-cell>
          <table:table-cell table:style-name="ce2" office:value-type="float" office:value="4.20941708837947" calcext:value-type="float">
            <text:p>4,209417088</text:p>
          </table:table-cell>
          <table:table-cell table:style-name="ce2" office:value-type="float" office:value="3.57613452574091" calcext:value-type="float">
            <text:p>3,57613452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627979654629392" calcext:value-type="float">
            <text:p>0,006279797</text:p>
          </table:table-cell>
          <table:table-cell table:style-name="ce2" office:value-type="float" office:value="2.76047005579075" calcext:value-type="float">
            <text:p>2,760470056</text:p>
          </table:table-cell>
          <table:table-cell table:style-name="ce2" office:value-type="float" office:value="2.94185691814204" calcext:value-type="float">
            <text:p>2,94185691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0.809223292707315" calcext:value-type="float">
            <text:p>-0,809223293</text:p>
          </table:table-cell>
          <table:table-cell table:style-name="ce2" office:value-type="float" office:value="5.24737908080682" calcext:value-type="float">
            <text:p>5,247379081</text:p>
          </table:table-cell>
          <table:table-cell table:style-name="ce2" office:value-type="float" office:value="2.24027266916458" calcext:value-type="float">
            <text:p>2,24027266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.07373070014897" calcext:value-type="float">
            <text:p>-2,073730700</text:p>
          </table:table-cell>
          <table:table-cell table:style-name="ce2" office:value-type="float" office:value="5.59993213348503" calcext:value-type="float">
            <text:p>5,599932133</text:p>
          </table:table-cell>
          <table:table-cell table:style-name="ce2" office:value-type="float" office:value="1.42455930313858" calcext:value-type="float">
            <text:p>1,42455930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.247066715119668" calcext:value-type="float">
            <text:p>0,247066715</text:p>
          </table:table-cell>
          <table:table-cell table:style-name="ce2" office:value-type="float" office:value="4.41017999002851" calcext:value-type="float">
            <text:p>4,410179990</text:p>
          </table:table-cell>
          <table:table-cell table:style-name="ce2" office:value-type="float" office:value="3.45127439572004" calcext:value-type="float">
            <text:p>3,45127439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49253176024892" calcext:value-type="float">
            <text:p>1,492531760</text:p>
          </table:table-cell>
          <table:table-cell table:style-name="ce2" office:value-type="float" office:value="3.35005133115812" calcext:value-type="float">
            <text:p>3,350051331</text:p>
          </table:table-cell>
          <table:table-cell table:style-name="ce2" office:value-type="float" office:value="4.63483869474141" calcext:value-type="float">
            <text:p>4,63483869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-0.032469157218672" calcext:value-type="float">
            <text:p>-0,032469157</text:p>
          </table:table-cell>
          <table:table-cell table:style-name="ce2" office:value-type="float" office:value="3.35361330769039" calcext:value-type="float">
            <text:p>3,353613308</text:p>
          </table:table-cell>
          <table:table-cell table:style-name="ce2" office:value-type="float" office:value="3.16430594494899" calcext:value-type="float">
            <text:p>3,164305945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352695344490945" calcext:value-type="float">
            <text:p>0,352695344</text:p>
          </table:table-cell>
          <table:table-cell table:style-name="ce2" office:value-type="float" office:value="4.64850366033419" calcext:value-type="float">
            <text:p>4,648503660</text:p>
          </table:table-cell>
          <table:table-cell table:style-name="ce2" office:value-type="float" office:value="3.43958021437545" calcext:value-type="float">
            <text:p>3,439580214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-0.676476096455613" calcext:value-type="float">
            <text:p>-0,676476096</text:p>
          </table:table-cell>
          <table:table-cell table:style-name="ce2" office:value-type="float" office:value="3.98456761306636" calcext:value-type="float">
            <text:p>3,984567613</text:p>
          </table:table-cell>
          <table:table-cell table:style-name="ce2" office:value-type="float" office:value="2.9720902604171" calcext:value-type="float">
            <text:p>2,972090260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68:.C82])/15" office:value-type="float" office:value="-0.252004069376922" calcext:value-type="float">
            <text:p>-0,252004069376922</text:p>
          </table:table-cell>
          <table:table-cell table:formula="of:=SUM([.D68:.D82])/15" office:value-type="float" office:value="3.78562491540049" calcext:value-type="float">
            <text:p>3,78562491540049</text:p>
          </table:table-cell>
          <table:table-cell table:formula="of:=SUM([.E68:.E82])/15" office:value-type="float" office:value="2.88298925507277" calcext:value-type="float">
            <text:p>2,882989255072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24976153460012" calcext:value-type="float">
            <text:p>-1,24976153460012</text:p>
          </table:table-cell>
          <table:table-cell office:value-type="float" office:value="2.39861554297255" calcext:value-type="float">
            <text:p>2,39861554297255</text:p>
          </table:table-cell>
          <table:table-cell office:value-type="float" office:value="0.650622212968713" calcext:value-type="float">
            <text:p>0,650622212968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593387077391261" calcext:value-type="float">
            <text:p>-0,593387077391261</text:p>
          </table:table-cell>
          <table:table-cell office:value-type="float" office:value="4.30910497992656" calcext:value-type="float">
            <text:p>4,30910497992656</text:p>
          </table:table-cell>
          <table:table-cell office:value-type="float" office:value="1.97047242224169" calcext:value-type="float">
            <text:p>1,97047242224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2089491486897" calcext:value-type="float">
            <text:p>-1,2089491486897</text:p>
          </table:table-cell>
          <table:table-cell office:value-type="float" office:value="4.28373660638727" calcext:value-type="float">
            <text:p>4,28373660638727</text:p>
          </table:table-cell>
          <table:table-cell office:value-type="float" office:value="1.6411403938722" calcext:value-type="float">
            <text:p>1,64114039387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60754831306745" calcext:value-type="float">
            <text:p>0,260754831306745</text:p>
          </table:table-cell>
          <table:table-cell office:value-type="float" office:value="5.27819272152744" calcext:value-type="float">
            <text:p>5,27819272152744</text:p>
          </table:table-cell>
          <table:table-cell office:value-type="float" office:value="3.32555360408741" calcext:value-type="float">
            <text:p>3,32555360408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372239360075795" calcext:value-type="float">
            <text:p>-0,372239360075795</text:p>
          </table:table-cell>
          <table:table-cell office:value-type="float" office:value="4.22831374490996" calcext:value-type="float">
            <text:p>4,22831374490996</text:p>
          </table:table-cell>
          <table:table-cell office:value-type="float" office:value="3.07343641027388" calcext:value-type="float">
            <text:p>3,07343641027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942589893644528" calcext:value-type="float">
            <text:p>0,094258989364453</text:p>
          </table:table-cell>
          <table:table-cell office:value-type="float" office:value="2.98838634403183" calcext:value-type="float">
            <text:p>2,98838634403183</text:p>
          </table:table-cell>
          <table:table-cell office:value-type="float" office:value="2.86126372513815" calcext:value-type="float">
            <text:p>2,86126372513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519949707084394" calcext:value-type="float">
            <text:p>-0,519949707084394</text:p>
          </table:table-cell>
          <table:table-cell office:value-type="float" office:value="4.75934139778364" calcext:value-type="float">
            <text:p>4,75934139778364</text:p>
          </table:table-cell>
          <table:table-cell office:value-type="float" office:value="3.12668319784826" calcext:value-type="float">
            <text:p>3,12668319784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226739948876457" calcext:value-type="float">
            <text:p>-0,226739948876457</text:p>
          </table:table-cell>
          <table:table-cell office:value-type="float" office:value="3.60112698821767" calcext:value-type="float">
            <text:p>3,60112698821767</text:p>
          </table:table-cell>
          <table:table-cell office:value-type="float" office:value="2.72690023641683" calcext:value-type="float">
            <text:p>2,72690023641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0539212615175" calcext:value-type="float">
            <text:p>-1,10539212615175</text:p>
          </table:table-cell>
          <table:table-cell office:value-type="float" office:value="6.23533771811785" calcext:value-type="float">
            <text:p>6,23533771811785</text:p>
          </table:table-cell>
          <table:table-cell office:value-type="float" office:value="2.23276676391403" calcext:value-type="float">
            <text:p>2,23276676391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.20811622658626" calcext:value-type="float">
            <text:p>-2,20811622658626</text:p>
          </table:table-cell>
          <table:table-cell office:value-type="float" office:value="6.21505946934097" calcext:value-type="float">
            <text:p>6,21505946934097</text:p>
          </table:table-cell>
          <table:table-cell office:value-type="float" office:value="1.13963768376885" calcext:value-type="float">
            <text:p>1,13963768376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28810332927298" calcext:value-type="float">
            <text:p>0,128810332927298</text:p>
          </table:table-cell>
          <table:table-cell office:value-type="float" office:value="5.11655536488825" calcext:value-type="float">
            <text:p>5,11655536488825</text:p>
          </table:table-cell>
          <table:table-cell office:value-type="float" office:value="3.25880560267157" calcext:value-type="float">
            <text:p>3,25880560267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36790007907746" calcext:value-type="float">
            <text:p>1,36790007907746</text:p>
          </table:table-cell>
          <table:table-cell office:value-type="float" office:value="4.03814365520018" calcext:value-type="float">
            <text:p>4,03814365520018</text:p>
          </table:table-cell>
          <table:table-cell office:value-type="float" office:value="4.32970336718748" calcext:value-type="float">
            <text:p>4,32970336718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0.138685597466455" calcext:value-type="float">
            <text:p>-0,138685597466455</text:p>
          </table:table-cell>
          <table:table-cell office:value-type="float" office:value="3.93289763115833" calcext:value-type="float">
            <text:p>3,93289763115833</text:p>
          </table:table-cell>
          <table:table-cell office:value-type="float" office:value="2.95271605626283" calcext:value-type="float">
            <text:p>2,95271605626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19045158899246" calcext:value-type="float">
            <text:p>0,19045158899246</text:p>
          </table:table-cell>
          <table:table-cell office:value-type="float" office:value="5.35322847883012" calcext:value-type="float">
            <text:p>5,35322847883012</text:p>
          </table:table-cell>
          <table:table-cell office:value-type="float" office:value="3.10345137735318" calcext:value-type="float">
            <text:p>3,10345137735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0.819652323342804" calcext:value-type="float">
            <text:p>-0,819652323342804</text:p>
          </table:table-cell>
          <table:table-cell office:value-type="float" office:value="4.77180407033325" calcext:value-type="float">
            <text:p>4,77180407033325</text:p>
          </table:table-cell>
          <table:table-cell office:value-type="float" office:value="2.69111393817966" calcext:value-type="float">
            <text:p>2,69111393817966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85:.C99])/15" office:value-type="float" office:value="-0.426713148573105" calcext:value-type="float">
            <text:p>-0,426713148573105</text:p>
          </table:table-cell>
          <table:table-cell table:formula="of:=SUM([.D85:.D99])/15" office:value-type="float" office:value="4.50065631424172" calcext:value-type="float">
            <text:p>4,50065631424172</text:p>
          </table:table-cell>
          <table:table-cell table:formula="of:=SUM([.E85:.E99])/15" office:value-type="float" office:value="2.60561779947898" calcext:value-type="float">
            <text:p>2,6056177994789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bweichungen – WORL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rchlauf</text:p>
          </table:table-cell>
          <table:table-cell office:value-type="string" calcext:value-type="string">
            <text:p>Traj-An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.01865314736754</text:p>
          </table:table-cell>
          <table:table-cell office:value-type="string" calcext:value-type="string">
            <text:p>1.77678811565018</text:p>
          </table:table-cell>
          <table:table-cell office:value-type="string" calcext:value-type="string">
            <text:p>0.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1865314736754</text:p>
          </table:table-cell>
          <table:table-cell office:value-type="string" calcext:value-type="string">
            <text:p>1.77678811565018</text:p>
          </table:table-cell>
          <table:table-cell office:value-type="string" calcext:value-type="string">
            <text:p>0.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.01865314736754</text:p>
          </table:table-cell>
          <table:table-cell office:value-type="string" calcext:value-type="string">
            <text:p>1.77678811565018</text:p>
          </table:table-cell>
          <table:table-cell office:value-type="string" calcext:value-type="string">
            <text:p>0.83112791902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.24429317600131</text:p>
          </table:table-cell>
          <table:table-cell office:value-type="string" calcext:value-type="string">
            <text:p>2.39280585028896</text:p>
          </table:table-cell>
          <table:table-cell office:value-type="string" calcext:value-type="string">
            <text:p>0.65123250887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855981061237</text:p>
          </table:table-cell>
          <table:table-cell office:value-type="string" calcext:value-type="string">
            <text:p>3.4859308659885</text:p>
          </table:table-cell>
          <table:table-cell office:value-type="string" calcext:value-type="string">
            <text:p>2.4653201130404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0.364855981061237</text:p>
          </table:table-cell>
          <table:table-cell office:value-type="string" calcext:value-type="string">
            <text:p>3.4859308659885</text:p>
          </table:table-cell>
          <table:table-cell office:value-type="string" calcext:value-type="string">
            <text:p>2.46532011304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4855981061237</text:p>
          </table:table-cell>
          <table:table-cell office:value-type="string" calcext:value-type="string">
            <text:p>3.4859308659885</text:p>
          </table:table-cell>
          <table:table-cell office:value-type="string" calcext:value-type="string">
            <text:p>2.46532011304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589796191099031</text:p>
          </table:table-cell>
          <table:table-cell office:value-type="string" calcext:value-type="string">
            <text:p>4.30201195083509</text:p>
          </table:table-cell>
          <table:table-cell office:value-type="string" calcext:value-type="string">
            <text:p>1.97551738432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926525812712091</text:p>
          </table:table-cell>
          <table:table-cell office:value-type="string" calcext:value-type="string">
            <text:p>3.67097605760168</text:p>
          </table:table-cell>
          <table:table-cell office:value-type="string" calcext:value-type="string">
            <text:p>1.88414133204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926525812712091</text:p>
          </table:table-cell>
          <table:table-cell office:value-type="string" calcext:value-type="string">
            <text:p>3.67097605760168</text:p>
          </table:table-cell>
          <table:table-cell office:value-type="string" calcext:value-type="string">
            <text:p>1.884141332045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0.926525812712091</text:p>
          </table:table-cell>
          <table:table-cell office:value-type="string" calcext:value-type="string">
            <text:p>3.67097605760168</text:p>
          </table:table-cell>
          <table:table-cell office:value-type="string" calcext:value-type="string">
            <text:p>1.88414133204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.20521246896455</text:p>
          </table:table-cell>
          <table:table-cell office:value-type="string" calcext:value-type="string">
            <text:p>4.28027609397851</text:p>
          </table:table-cell>
          <table:table-cell office:value-type="string" calcext:value-type="string">
            <text:p>1.64240417787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1762515972038</text:p>
          </table:table-cell>
          <table:table-cell office:value-type="string" calcext:value-type="string">
            <text:p>4.50471584058429</text:p>
          </table:table-cell>
          <table:table-cell office:value-type="string" calcext:value-type="string">
            <text:p>3.59732001520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1762515972038</text:p>
          </table:table-cell>
          <table:table-cell office:value-type="string" calcext:value-type="string">
            <text:p>4.50471584058429</text:p>
          </table:table-cell>
          <table:table-cell office:value-type="string" calcext:value-type="string">
            <text:p>3.59732001520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1762515972038</text:p>
          </table:table-cell>
          <table:table-cell office:value-type="string" calcext:value-type="string">
            <text:p>4.50471584058429</text:p>
          </table:table-cell>
          <table:table-cell office:value-type="string" calcext:value-type="string">
            <text:p>3.597320015204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261476347320539</text:p>
          </table:table-cell>
          <table:table-cell office:value-type="string" calcext:value-type="string">
            <text:p>5.2696113092616</text:p>
          </table:table-cell>
          <table:table-cell office:value-type="string" calcext:value-type="string">
            <text:p>3.33583027064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956777642948</text:p>
          </table:table-cell>
          <table:table-cell office:value-type="string" calcext:value-type="string">
            <text:p>3.02449430014753</text:p>
          </table:table-cell>
          <table:table-cell office:value-type="string" calcext:value-type="string">
            <text:p>3.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956777642948</text:p>
          </table:table-cell>
          <table:table-cell office:value-type="string" calcext:value-type="string">
            <text:p>3.02449430014753</text:p>
          </table:table-cell>
          <table:table-cell office:value-type="string" calcext:value-type="string">
            <text:p>3.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06956777642948</text:p>
          </table:table-cell>
          <table:table-cell office:value-type="string" calcext:value-type="string">
            <text:p>3.02449430014753</text:p>
          </table:table-cell>
          <table:table-cell office:value-type="string" calcext:value-type="string">
            <text:p>3.45543052074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349235534461666</text:p>
          </table:table-cell>
          <table:table-cell office:value-type="string" calcext:value-type="string">
            <text:p>3.76170158930274</text:p>
          </table:table-cell>
          <table:table-cell office:value-type="string" calcext:value-type="string">
            <text:p>3.02687611521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7720603725619</text:p>
          </table:table-cell>
          <table:table-cell office:value-type="string" calcext:value-type="string">
            <text:p>2.38732999375797</text:p>
          </table:table-cell>
          <table:table-cell office:value-type="string" calcext:value-type="string">
            <text:p>3.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7720603725619</text:p>
          </table:table-cell>
          <table:table-cell office:value-type="string" calcext:value-type="string">
            <text:p>2.38732999375797</text:p>
          </table:table-cell>
          <table:table-cell office:value-type="string" calcext:value-type="string">
            <text:p>3.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7720603725619</text:p>
          </table:table-cell>
          <table:table-cell office:value-type="string" calcext:value-type="string">
            <text:p>2.38732999375797</text:p>
          </table:table-cell>
          <table:table-cell office:value-type="string" calcext:value-type="string">
            <text:p>3.38784999505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7253586380089</text:p>
          </table:table-cell>
          <table:table-cell office:value-type="string" calcext:value-type="string">
            <text:p>3.11688257995741</text:p>
          </table:table-cell>
          <table:table-cell office:value-type="string" calcext:value-type="string">
            <text:p>3.03061105753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31380787949225</text:p>
          </table:table-cell>
          <table:table-cell office:value-type="string" calcext:value-type="string">
            <text:p>4.63381315731559</text:p>
          </table:table-cell>
          <table:table-cell office:value-type="string" calcext:value-type="string">
            <text:p>3.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31380787949225</text:p>
          </table:table-cell>
          <table:table-cell office:value-type="string" calcext:value-type="string">
            <text:p>4.63381315731559</text:p>
          </table:table-cell>
          <table:table-cell office:value-type="string" calcext:value-type="string">
            <text:p>3.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31380787949225</text:p>
          </table:table-cell>
          <table:table-cell office:value-type="string" calcext:value-type="string">
            <text:p>4.63381315731559</text:p>
          </table:table-cell>
          <table:table-cell office:value-type="string" calcext:value-type="string">
            <text:p>3.86098929815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547109796150336</text:p>
          </table:table-cell>
          <table:table-cell office:value-type="string" calcext:value-type="string">
            <text:p>5.20517187877202</text:p>
          </table:table-cell>
          <table:table-cell office:value-type="string" calcext:value-type="string">
            <text:p>3.3747073769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4101616631029</text:p>
          </table:table-cell>
          <table:table-cell office:value-type="string" calcext:value-type="string">
            <text:p>2.93444702091604</text:p>
          </table:table-cell>
          <table:table-cell office:value-type="string" calcext:value-type="string">
            <text:p>3.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4101616631029</text:p>
          </table:table-cell>
          <table:table-cell office:value-type="string" calcext:value-type="string">
            <text:p>2.93444702091604</text:p>
          </table:table-cell>
          <table:table-cell office:value-type="string" calcext:value-type="string">
            <text:p>3.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4101616631029</text:p>
          </table:table-cell>
          <table:table-cell office:value-type="string" calcext:value-type="string">
            <text:p>2.93444702091604</text:p>
          </table:table-cell>
          <table:table-cell office:value-type="string" calcext:value-type="string">
            <text:p>3.0763514293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4892954867515</text:p>
          </table:table-cell>
          <table:table-cell office:value-type="string" calcext:value-type="string">
            <text:p>3.83045051992381</text:p>
          </table:table-cell>
          <table:table-cell office:value-type="string" calcext:value-type="string">
            <text:p>2.84969733168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898649425902065</text:p>
          </table:table-cell>
          <table:table-cell office:value-type="string" calcext:value-type="string">
            <text:p>6.0318415047101</text:p>
          </table:table-cell>
          <table:table-cell office:value-type="string" calcext:value-type="string">
            <text:p>2.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898649425902065</text:p>
          </table:table-cell>
          <table:table-cell office:value-type="string" calcext:value-type="string">
            <text:p>6.0318415047101</text:p>
          </table:table-cell>
          <table:table-cell office:value-type="string" calcext:value-type="string">
            <text:p>2.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898649425902065</text:p>
          </table:table-cell>
          <table:table-cell office:value-type="string" calcext:value-type="string">
            <text:p>6.0318415047101</text:p>
          </table:table-cell>
          <table:table-cell office:value-type="string" calcext:value-type="string">
            <text:p>2.22743782440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.19031266097051</text:p>
          </table:table-cell>
          <table:table-cell office:value-type="string" calcext:value-type="string">
            <text:p>7.04664367418343</text:p>
          </table:table-cell>
          <table:table-cell office:value-type="string" calcext:value-type="string">
            <text:p>2.207441519742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34825508996348</text:p>
          </table:table-cell>
          <table:table-cell office:value-type="string" calcext:value-type="string">
            <text:p>6.27945710834623</text:p>
          </table:table-cell>
          <table:table-cell office:value-type="string" calcext:value-type="string">
            <text:p>1.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25508996348</text:p>
          </table:table-cell>
          <table:table-cell office:value-type="string" calcext:value-type="string">
            <text:p>6.27945710834623</text:p>
          </table:table-cell>
          <table:table-cell office:value-type="string" calcext:value-type="string">
            <text:p>1.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.34825508996348</text:p>
          </table:table-cell>
          <table:table-cell office:value-type="string" calcext:value-type="string">
            <text:p>6.27945710834623</text:p>
          </table:table-cell>
          <table:table-cell office:value-type="string" calcext:value-type="string">
            <text:p>1.27912527696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.47903493090418</text:p>
          </table:table-cell>
          <table:table-cell office:value-type="string" calcext:value-type="string">
            <text:p>6.90751322498312</text:p>
          </table:table-cell>
          <table:table-cell office:value-type="string" calcext:value-type="string">
            <text:p>0.9812539527581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4729643742041</text:p>
          </table:table-cell>
          <table:table-cell office:value-type="string" calcext:value-type="string">
            <text:p>5.00451873197675</text:p>
          </table:table-cell>
          <table:table-cell office:value-type="string" calcext:value-type="string">
            <text:p>3.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4729643742041</text:p>
          </table:table-cell>
          <table:table-cell office:value-type="string" calcext:value-type="string">
            <text:p>5.00451873197675</text:p>
          </table:table-cell>
          <table:table-cell office:value-type="string" calcext:value-type="string">
            <text:p>3.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4729643742041</text:p>
          </table:table-cell>
          <table:table-cell office:value-type="string" calcext:value-type="string">
            <text:p>5.00451873197675</text:p>
          </table:table-cell>
          <table:table-cell office:value-type="string" calcext:value-type="string">
            <text:p>3.6322456232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899279882948</text:p>
          </table:table-cell>
          <table:table-cell office:value-type="string" calcext:value-type="string">
            <text:p>5.78057996022548</text:p>
          </table:table-cell>
          <table:table-cell office:value-type="string" calcext:value-type="string">
            <text:p>3.43461615913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5673393244008</text:p>
          </table:table-cell>
          <table:table-cell office:value-type="string" calcext:value-type="string">
            <text:p>3.70863116257675</text:p>
          </table:table-cell>
          <table:table-cell office:value-type="string" calcext:value-type="string">
            <text:p>5.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5673393244008</text:p>
          </table:table-cell>
          <table:table-cell office:value-type="string" calcext:value-type="string">
            <text:p>3.70863116257675</text:p>
          </table:table-cell>
          <table:table-cell office:value-type="string" calcext:value-type="string">
            <text:p>5.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5673393244008</text:p>
          </table:table-cell>
          <table:table-cell office:value-type="string" calcext:value-type="string">
            <text:p>3.70863116257675</text:p>
          </table:table-cell>
          <table:table-cell office:value-type="string" calcext:value-type="string">
            <text:p>5.0389136035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253809280597</text:p>
          </table:table-cell>
          <table:table-cell office:value-type="string" calcext:value-type="string">
            <text:p>4.45316131415918</text:p>
          </table:table-cell>
          <table:table-cell office:value-type="string" calcext:value-type="string">
            <text:p>4.73475268229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5816930636821</text:p>
          </table:table-cell>
          <table:table-cell office:value-type="string" calcext:value-type="string">
            <text:p>3.57026651615449</text:p>
          </table:table-cell>
          <table:table-cell office:value-type="string" calcext:value-type="string">
            <text:p>3.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5816930636821</text:p>
          </table:table-cell>
          <table:table-cell office:value-type="string" calcext:value-type="string">
            <text:p>3.57026651615449</text:p>
          </table:table-cell>
          <table:table-cell office:value-type="string" calcext:value-type="string">
            <text:p>3.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95816930636821</text:p>
          </table:table-cell>
          <table:table-cell office:value-type="string" calcext:value-type="string">
            <text:p>3.57026651615449</text:p>
          </table:table-cell>
          <table:table-cell office:value-type="string" calcext:value-type="string">
            <text:p>3.24856822470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212496408777937</text:p>
          </table:table-cell>
          <table:table-cell office:value-type="string" calcext:value-type="string">
            <text:p>4.16397654458962</text:p>
          </table:table-cell>
          <table:table-cell office:value-type="string" calcext:value-type="string">
            <text:p>3.02765307162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8081126571298</text:p>
          </table:table-cell>
          <table:table-cell office:value-type="string" calcext:value-type="string">
            <text:p>5.41226862956007</text:p>
          </table:table-cell>
          <table:table-cell office:value-type="string" calcext:value-type="string">
            <text:p>3.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8081126571298</text:p>
          </table:table-cell>
          <table:table-cell office:value-type="string" calcext:value-type="string">
            <text:p>5.41226862956007</text:p>
          </table:table-cell>
          <table:table-cell office:value-type="string" calcext:value-type="string">
            <text:p>3.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8081126571298</text:p>
          </table:table-cell>
          <table:table-cell office:value-type="string" calcext:value-type="string">
            <text:p>5.41226862956007</text:p>
          </table:table-cell>
          <table:table-cell office:value-type="string" calcext:value-type="string">
            <text:p>3.6203064770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1090582338487</text:p>
          </table:table-cell>
          <table:table-cell office:value-type="string" calcext:value-type="string">
            <text:p>6.14320291717562</text:p>
          </table:table-cell>
          <table:table-cell office:value-type="string" calcext:value-type="string">
            <text:p>3.28013164513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44855555644878</text:p>
          </table:table-cell>
          <table:table-cell office:value-type="string" calcext:value-type="string">
            <text:p>4.17084880540836</text:p>
          </table:table-cell>
          <table:table-cell office:value-type="string" calcext:value-type="string">
            <text:p>3.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44855555644878</text:p>
          </table:table-cell>
          <table:table-cell office:value-type="string" calcext:value-type="string">
            <text:p>4.17084880540836</text:p>
          </table:table-cell>
          <table:table-cell office:value-type="string" calcext:value-type="string">
            <text:p>3.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744855555644878</text:p>
          </table:table-cell>
          <table:table-cell office:value-type="string" calcext:value-type="string">
            <text:p>4.17084880540836</text:p>
          </table:table-cell>
          <table:table-cell office:value-type="string" calcext:value-type="string">
            <text:p>3.072473795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895041408156416</text:p>
          </table:table-cell>
          <table:table-cell office:value-type="string" calcext:value-type="string">
            <text:p>5.07559139547969</text:p>
          </table:table-cell>
          <table:table-cell office:value-type="string" calcext:value-type="string">
            <text:p>2.7805646534418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raj-Ansa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1.01865314736754</text:p>
          </table:table-cell>
          <table:table-cell office:value-type="string" calcext:value-type="string">
            <text:p>1.77678811565018</text:p>
          </table:table-cell>
          <table:table-cell office:value-type="string" calcext:value-type="string">
            <text:p>0.83112791902898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0.364855981061237</text:p>
          </table:table-cell>
          <table:table-cell office:value-type="string" calcext:value-type="string">
            <text:p>3.4859308659885</text:p>
          </table:table-cell>
          <table:table-cell office:value-type="string" calcext:value-type="string">
            <text:p>2.4653201130404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-0.926525812712091</text:p>
          </table:table-cell>
          <table:table-cell office:value-type="string" calcext:value-type="string">
            <text:p>3.67097605760168</text:p>
          </table:table-cell>
          <table:table-cell office:value-type="string" calcext:value-type="string">
            <text:p>1.8841413320455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.461762515972038</text:p>
          </table:table-cell>
          <table:table-cell office:value-type="string" calcext:value-type="string">
            <text:p>4.50471584058429</text:p>
          </table:table-cell>
          <table:table-cell office:value-type="string" calcext:value-type="string">
            <text:p>3.59732001520413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-0.206956777642948</text:p>
          </table:table-cell>
          <table:table-cell office:value-type="string" calcext:value-type="string">
            <text:p>3.02449430014753</text:p>
          </table:table-cell>
          <table:table-cell office:value-type="string" calcext:value-type="string">
            <text:p>3.4554305207494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.367720603725619</text:p>
          </table:table-cell>
          <table:table-cell office:value-type="string" calcext:value-type="string">
            <text:p>2.38732999375797</text:p>
          </table:table-cell>
          <table:table-cell office:value-type="string" calcext:value-type="string">
            <text:p>3.3878499950592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-0.531380787949225</text:p>
          </table:table-cell>
          <table:table-cell office:value-type="string" calcext:value-type="string">
            <text:p>4.63381315731559</text:p>
          </table:table-cell>
          <table:table-cell office:value-type="string" calcext:value-type="string">
            <text:p>3.8609892981587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.0984101616631029</text:p>
          </table:table-cell>
          <table:table-cell office:value-type="string" calcext:value-type="string">
            <text:p>2.93444702091604</text:p>
          </table:table-cell>
          <table:table-cell office:value-type="string" calcext:value-type="string">
            <text:p>3.07635142933588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-0.898649425902065</text:p>
          </table:table-cell>
          <table:table-cell office:value-type="string" calcext:value-type="string">
            <text:p>6.0318415047101</text:p>
          </table:table-cell>
          <table:table-cell office:value-type="string" calcext:value-type="string">
            <text:p>2.22743782440326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-2.34825508996348</text:p>
          </table:table-cell>
          <table:table-cell office:value-type="string" calcext:value-type="string">
            <text:p>6.27945710834623</text:p>
          </table:table-cell>
          <table:table-cell office:value-type="string" calcext:value-type="string">
            <text:p>1.2791252769656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.424729643742041</text:p>
          </table:table-cell>
          <table:table-cell office:value-type="string" calcext:value-type="string">
            <text:p>5.00451873197675</text:p>
          </table:table-cell>
          <table:table-cell office:value-type="string" calcext:value-type="string">
            <text:p>3.6322456232701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1.85673393244008</text:p>
          </table:table-cell>
          <table:table-cell office:value-type="string" calcext:value-type="string">
            <text:p>3.70863116257675</text:p>
          </table:table-cell>
          <table:table-cell office:value-type="string" calcext:value-type="string">
            <text:p>5.0389136035017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.0595816930636821</text:p>
          </table:table-cell>
          <table:table-cell office:value-type="string" calcext:value-type="string">
            <text:p>3.57026651615449</text:p>
          </table:table-cell>
          <table:table-cell office:value-type="string" calcext:value-type="string">
            <text:p>3.24856822470994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.408081126571298</text:p>
          </table:table-cell>
          <table:table-cell office:value-type="string" calcext:value-type="string">
            <text:p>5.41226862956007</text:p>
          </table:table-cell>
          <table:table-cell office:value-type="string" calcext:value-type="string">
            <text:p>3.6203064770040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-0.744855555644878</text:p>
          </table:table-cell>
          <table:table-cell office:value-type="string" calcext:value-type="string">
            <text:p>4.17084880540836</text:p>
          </table:table-cell>
          <table:table-cell office:value-type="string" calcext:value-type="string">
            <text:p>3.07247379527344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172:.C186])/15" office:value-type="float" office:value="0" calcext:value-type="float">
            <text:p>0</text:p>
          </table:table-cell>
          <table:table-cell table:formula="of:=SUM([.D172:.D186])/15" office:value-type="float" office:value="0" calcext:value-type="float">
            <text:p>0</text:p>
          </table:table-cell>
          <table:table-cell table:formula="of:=SUM([.E172:.E186])/1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24429317600131</text:p>
          </table:table-cell>
          <table:table-cell office:value-type="string" calcext:value-type="string">
            <text:p>2.39280585028896</text:p>
          </table:table-cell>
          <table:table-cell office:value-type="string" calcext:value-type="string">
            <text:p>0.651232508878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89796191099031</text:p>
          </table:table-cell>
          <table:table-cell office:value-type="string" calcext:value-type="string">
            <text:p>4.30201195083509</text:p>
          </table:table-cell>
          <table:table-cell office:value-type="string" calcext:value-type="string">
            <text:p>1.97551738432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.20521246896455</text:p>
          </table:table-cell>
          <table:table-cell office:value-type="string" calcext:value-type="string">
            <text:p>4.28027609397851</text:p>
          </table:table-cell>
          <table:table-cell office:value-type="string" calcext:value-type="string">
            <text:p>1.642404177873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261476347320539</text:p>
          </table:table-cell>
          <table:table-cell office:value-type="string" calcext:value-type="string">
            <text:p>5.2696113092616</text:p>
          </table:table-cell>
          <table:table-cell office:value-type="string" calcext:value-type="string">
            <text:p>3.3358302706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349235534461666</text:p>
          </table:table-cell>
          <table:table-cell office:value-type="string" calcext:value-type="string">
            <text:p>3.76170158930274</text:p>
          </table:table-cell>
          <table:table-cell office:value-type="string" calcext:value-type="string">
            <text:p>3.02687611521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97253586380089</text:p>
          </table:table-cell>
          <table:table-cell office:value-type="string" calcext:value-type="string">
            <text:p>3.11688257995741</text:p>
          </table:table-cell>
          <table:table-cell office:value-type="string" calcext:value-type="string">
            <text:p>3.03061105753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547109796150336</text:p>
          </table:table-cell>
          <table:table-cell office:value-type="string" calcext:value-type="string">
            <text:p>5.20517187877202</text:p>
          </table:table-cell>
          <table:table-cell office:value-type="string" calcext:value-type="string">
            <text:p>3.37470737698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14892954867515</text:p>
          </table:table-cell>
          <table:table-cell office:value-type="string" calcext:value-type="string">
            <text:p>3.83045051992381</text:p>
          </table:table-cell>
          <table:table-cell office:value-type="string" calcext:value-type="string">
            <text:p>2.84969733168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19031266097051</text:p>
          </table:table-cell>
          <table:table-cell office:value-type="string" calcext:value-type="string">
            <text:p>7.04664367418343</text:p>
          </table:table-cell>
          <table:table-cell office:value-type="string" calcext:value-type="string">
            <text:p>2.207441519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.47903493090418</text:p>
          </table:table-cell>
          <table:table-cell office:value-type="string" calcext:value-type="string">
            <text:p>6.90751322498312</text:p>
          </table:table-cell>
          <table:table-cell office:value-type="string" calcext:value-type="string">
            <text:p>0.981253952758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06899279882948</text:p>
          </table:table-cell>
          <table:table-cell office:value-type="string" calcext:value-type="string">
            <text:p>5.78057996022548</text:p>
          </table:table-cell>
          <table:table-cell office:value-type="string" calcext:value-type="string">
            <text:p>3.43461615913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253809280597</text:p>
          </table:table-cell>
          <table:table-cell office:value-type="string" calcext:value-type="string">
            <text:p>4.45316131415918</text:p>
          </table:table-cell>
          <table:table-cell office:value-type="string" calcext:value-type="string">
            <text:p>4.73475268229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0.0212496408777937</text:p>
          </table:table-cell>
          <table:table-cell office:value-type="string" calcext:value-type="string">
            <text:p>4.16397654458962</text:p>
          </table:table-cell>
          <table:table-cell office:value-type="string" calcext:value-type="string">
            <text:p>3.02765307162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090582338487</text:p>
          </table:table-cell>
          <table:table-cell office:value-type="string" calcext:value-type="string">
            <text:p>6.14320291717562</text:p>
          </table:table-cell>
          <table:table-cell office:value-type="string" calcext:value-type="string">
            <text:p>3.28013164513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0.895041408156416</text:p>
          </table:table-cell>
          <table:table-cell office:value-type="string" calcext:value-type="string">
            <text:p>5.07559139547969</text:p>
          </table:table-cell>
          <table:table-cell office:value-type="string" calcext:value-type="string">
            <text:p>2.78056465344188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formula="of:=SUM([.C189:.C203])/15" office:value-type="float" office:value="0" calcext:value-type="float">
            <text:p>0</text:p>
          </table:table-cell>
          <table:table-cell table:formula="of:=SUM([.D189:.D203])/15" office:value-type="float" office:value="0" calcext:value-type="float">
            <text:p>0</text:p>
          </table:table-cell>
          <table:table-cell table:formula="of:=SUM([.E189:.E203])/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08:54:42.9238590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2T08:48:04.328908886</meta:creation-date>
    <dc:date>2025-05-02T09:54:59.473147380</dc:date>
    <meta:editing-duration>PT1H6M8S</meta:editing-duration>
    <meta:editing-cycles>35</meta:editing-cycles>
    <meta:generator>LibreOffice/6.4.7.2$Linux_X86_64 LibreOffice_project/40$Build-2</meta:generator>
    <meta:document-statistic meta:table-count="1" meta:cell-count="930" meta:object-count="0"/>
  </office:meta>
</office:document-meta>
</file>